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/>
    </style:style>
    <style:style style:name="gr2" style:family="graphic" style:parent-style-name="objectwithoutfill">
      <style:graphic-properties draw:marker-end="Arrow" draw:marker-end-width="0.10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0.635cm" svg:x="2.905cm" svg:y="4.175cm" draw:corner-radius="0.102cm">
          <text:p text:style-name="P1"><text:span text:style-name="T1">startObjectPtr</text:span></text:p>
        </draw:rect>
        <draw:line draw:style-name="gr2" draw:text-style-name="P1" draw:layer="layout" svg:x1="4.175cm" svg:y1="4.81cm" svg:x2="4.175cm" svg:y2="5.445cm">
          <text:p/>
        </draw:line>
        <draw:rect draw:style-name="gr1" draw:text-style-name="P2" draw:layer="layout" svg:width="2.54cm" svg:height="0.635cm" svg:x="2.905cm" svg:y="5.457cm" draw:corner-radius="0.102cm">
          <text:p text:style-name="P1"><text:span text:style-name="T1">NullObject</text:span></text:p>
        </draw:rect>
        <draw:path draw:style-name="gr2" draw:text-style-name="P1" draw:layer="layout" svg:width="0.551cm" svg:height="0.429cm" draw:transform="rotate (-0.862367183410235) translate (4.35868703354056cm 5.93461677389473cm)" svg:viewBox="0 0 552 430" svg:d="m0 242c361 310 504 170 545 52s-115-311-339-293">
          <text:p/>
        </draw:path>
        <draw:rect draw:style-name="gr1" draw:text-style-name="P2" draw:layer="layout" svg:width="2.54cm" svg:height="0.635cm" svg:x="6.715cm" svg:y="4.187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6.715cm" svg:y="5.457cm" draw:corner-radius="0.102cm">
          <text:p text:style-name="P1"><text:span text:style-name="T1">First Object</text:span></text:p>
        </draw:rect>
        <draw:line draw:style-name="gr2" draw:text-style-name="P1" draw:layer="layout" svg:x1="7.985cm" svg:y1="4.822cm" svg:x2="7.985cm" svg:y2="5.457cm">
          <text:p/>
        </draw:line>
        <draw:line draw:style-name="gr2" draw:text-style-name="P1" draw:layer="layout" svg:x1="7.985cm" svg:y1="6.08cm" svg:x2="7.985cm" svg:y2="6.715cm">
          <text:p/>
        </draw:line>
        <draw:rect draw:style-name="gr1" draw:text-style-name="P2" draw:layer="layout" svg:width="2.54cm" svg:height="0.635cm" svg:x="6.715cm" svg:y="6.715cm" draw:corner-radius="0.102cm">
          <text:p text:style-name="P1"><text:span text:style-name="T1">NullObject</text:span></text:p>
        </draw:rect>
        <draw:path draw:style-name="gr2" draw:text-style-name="P1" draw:layer="layout" svg:width="0.551cm" svg:height="0.429cm" draw:transform="rotate (-0.862367183410235) translate (8.16868703354056cm 7.19261677389473cm)" svg:viewBox="0 0 552 430" svg:d="m0 242c361 310 504 170 545 52s-115-311-339-293">
          <text:p/>
        </draw:path>
        <draw:rect draw:style-name="gr1" draw:text-style-name="P2" draw:layer="layout" svg:width="2.54cm" svg:height="0.635cm" svg:x="10.525cm" svg:y="4.187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10.525cm" svg:y="5.44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10.525cm" svg:y="6.715cm" draw:corner-radius="0.102cm">
          <text:p text:style-name="P1"><text:span text:style-name="T1">Second Object</text:span></text:p>
        </draw:rect>
        <draw:line draw:style-name="gr2" draw:text-style-name="P1" draw:layer="layout" svg:x1="11.795cm" svg:y1="4.822cm" svg:x2="11.795cm" svg:y2="5.457cm">
          <text:p/>
        </draw:line>
        <draw:line draw:style-name="gr2" draw:text-style-name="P1" draw:layer="layout" svg:x1="11.795cm" svg:y1="7.362cm" svg:x2="11.795cm" svg:y2="7.997cm">
          <text:p/>
        </draw:line>
        <draw:rect draw:style-name="gr1" draw:text-style-name="P2" draw:layer="layout" svg:width="2.54cm" svg:height="0.635cm" svg:x="10.525cm" svg:y="7.997cm" draw:corner-radius="0.102cm">
          <text:p text:style-name="P1"><text:span text:style-name="T1">NullObject</text:span></text:p>
        </draw:rect>
        <draw:path draw:style-name="gr2" draw:text-style-name="P1" draw:layer="layout" svg:width="0.551cm" svg:height="0.429cm" draw:transform="rotate (-0.862367183410235) translate (11.9786870335406cm 8.47461677389473cm)" svg:viewBox="0 0 552 430" svg:d="m0 242c361 310 504 170 545 52s-115-311-339-293">
          <text:p/>
        </draw:path>
        <draw:line draw:style-name="gr2" draw:text-style-name="P1" draw:layer="layout" svg:x1="11.795cm" svg:y1="6.08cm" svg:x2="11.795cm" svg:y2="6.715cm">
          <text:p/>
        </draw:line>
        <draw:rect draw:style-name="gr1" draw:text-style-name="P2" draw:layer="layout" svg:width="2.54cm" svg:height="0.635cm" svg:x="14.335cm" svg:y="4.17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14.335cm" svg:y="5.44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14.335cm" svg:y="6.715cm" draw:corner-radius="0.102cm">
          <text:p text:style-name="P1"><text:span text:style-name="T1">Second Object</text:span></text:p>
        </draw:rect>
        <draw:line draw:style-name="gr2" draw:text-style-name="P1" draw:layer="layout" svg:x1="15.605cm" svg:y1="4.81cm" svg:x2="15.605cm" svg:y2="5.445cm">
          <text:p/>
        </draw:line>
        <draw:line draw:style-name="gr2" draw:text-style-name="P1" draw:layer="layout" svg:x1="15.605cm" svg:y1="8.632cm" svg:x2="15.605cm" svg:y2="9.267cm">
          <text:p/>
        </draw:line>
        <draw:rect draw:style-name="gr1" draw:text-style-name="P2" draw:layer="layout" svg:width="2.54cm" svg:height="0.635cm" svg:x="14.335cm" svg:y="9.267cm" draw:corner-radius="0.102cm">
          <text:p text:style-name="P1"><text:span text:style-name="T1">NullObject</text:span></text:p>
        </draw:rect>
        <draw:path draw:style-name="gr2" draw:text-style-name="P1" draw:layer="layout" svg:width="0.551cm" svg:height="0.429cm" draw:transform="rotate (-0.862367183410235) translate (15.7886870335406cm 9.74461677389473cm)" svg:viewBox="0 0 552 430" svg:d="m0 242c361 310 504 170 545 52s-115-311-339-293">
          <text:p/>
        </draw:path>
        <draw:line draw:style-name="gr2" draw:text-style-name="P1" draw:layer="layout" svg:x1="15.605cm" svg:y1="7.35cm" svg:x2="15.605cm" svg:y2="7.985cm">
          <text:p/>
        </draw:line>
        <draw:rect draw:style-name="gr1" draw:text-style-name="P2" draw:layer="layout" svg:width="2.54cm" svg:height="0.635cm" svg:x="14.335cm" svg:y="7.985cm" draw:corner-radius="0.102cm">
          <text:p text:style-name="P1"><text:span text:style-name="T1">Third Object</text:span></text:p>
        </draw:rect>
        <draw:line draw:style-name="gr2" draw:text-style-name="P1" draw:layer="layout" svg:x1="15.605cm" svg:y1="6.08cm" svg:x2="15.605cm" svg:y2="6.715cm">
          <text:p/>
        </draw:line>
        <draw:rect draw:style-name="gr1" draw:text-style-name="P2" draw:layer="layout" svg:width="5.715cm" svg:height="0.635cm" svg:x="1.635cm" svg:y="2.27cm" draw:corner-radius="0.102cm">
          <text:p text:style-name="P1"><text:span text:style-name="T1">Pushing an object</text:span></text:p>
        </draw:rect>
        <draw:rect draw:style-name="gr1" draw:text-style-name="P2" draw:layer="layout" svg:width="2.54cm" svg:height="0.635cm" svg:x="2.905cm" svg:y="13.06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2.905cm" svg:y="14.33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2.905cm" svg:y="15.605cm" draw:corner-radius="0.102cm">
          <text:p text:style-name="P1"><text:span text:style-name="T1">Second Object</text:span></text:p>
        </draw:rect>
        <draw:line draw:style-name="gr2" draw:text-style-name="P1" draw:layer="layout" svg:x1="4.175cm" svg:y1="13.7cm" svg:x2="4.175cm" svg:y2="14.335cm">
          <text:p/>
        </draw:line>
        <draw:line draw:style-name="gr2" draw:text-style-name="P1" draw:layer="layout" svg:x1="4.175cm" svg:y1="17.522cm" svg:x2="4.175cm" svg:y2="18.157cm">
          <text:p/>
        </draw:line>
        <draw:rect draw:style-name="gr1" draw:text-style-name="P2" draw:layer="layout" svg:width="2.54cm" svg:height="0.635cm" svg:x="2.905cm" svg:y="18.157cm" draw:corner-radius="0.102cm">
          <text:p text:style-name="P1"><text:span text:style-name="T1">NullObject</text:span></text:p>
        </draw:rect>
        <draw:path draw:style-name="gr2" draw:text-style-name="P1" draw:layer="layout" svg:width="0.551cm" svg:height="0.429cm" draw:transform="rotate (-0.862367183410235) translate (4.35868703354056cm 18.6346167738947cm)" svg:viewBox="0 0 552 430" svg:d="m0 242c361 310 504 170 545 52s-115-311-339-293">
          <text:p/>
        </draw:path>
        <draw:line draw:style-name="gr2" draw:text-style-name="P1" draw:layer="layout" svg:x1="4.175cm" svg:y1="16.24cm" svg:x2="4.175cm" svg:y2="16.875cm">
          <text:p/>
        </draw:line>
        <draw:rect draw:style-name="gr1" draw:text-style-name="P2" draw:layer="layout" svg:width="2.54cm" svg:height="0.635cm" svg:x="2.905cm" svg:y="16.875cm" draw:corner-radius="0.102cm">
          <text:p text:style-name="P1"><text:span text:style-name="T1">Third Object</text:span></text:p>
        </draw:rect>
        <draw:line draw:style-name="gr2" draw:text-style-name="P1" draw:layer="layout" svg:x1="4.175cm" svg:y1="14.97cm" svg:x2="4.175cm" svg:y2="15.605cm">
          <text:p/>
        </draw:line>
        <draw:rect draw:style-name="gr1" draw:text-style-name="P2" draw:layer="layout" svg:width="5.715cm" svg:height="0.635cm" svg:x="1.635cm" svg:y="11.16cm" draw:corner-radius="0.102cm">
          <text:p text:style-name="P1"><text:span text:style-name="T1">Referencing objects</text:span></text:p>
        </draw:rect>
        <draw:frame draw:style-name="gr3" draw:text-style-name="P3" draw:layer="layout" svg:width="4.286cm" svg:height="0.64cm" svg:x="2.27cm" svg:y="12.112cm">
          <draw:text-box>
            <text:p text:style-name="P3"><text:span text:style-name="T1">CurrentPosition = 3</text:span></text:p>
          </draw:text-box>
        </draw:frame>
        <draw:frame draw:style-name="gr3" draw:text-style-name="P3" draw:layer="layout" svg:width="2.54cm" svg:height="0.64cm" svg:x="6.08cm" svg:y="16.875cm">
          <draw:text-box>
            <text:p text:style-name="P3"><text:span text:style-name="T1">Object 2</text:span></text:p>
          </draw:text-box>
        </draw:frame>
        <draw:frame draw:style-name="gr3" draw:text-style-name="P3" draw:layer="layout" svg:width="2.54cm" svg:height="0.64cm" svg:x="6.08cm" svg:y="15.605cm">
          <draw:text-box>
            <text:p text:style-name="P3"><text:span text:style-name="T1">Object 1</text:span></text:p>
          </draw:text-box>
        </draw:frame>
        <draw:frame draw:style-name="gr3" draw:text-style-name="P3" draw:layer="layout" svg:width="2.54cm" svg:height="0.64cm" svg:x="6.08cm" svg:y="14.335cm">
          <draw:text-box>
            <text:p text:style-name="P3"><text:span text:style-name="T1">Object 0</text:span></text:p>
          </draw:text-box>
        </draw:frame>
      </draw:page>
      <draw:page draw:name="page2" draw:style-name="dp1" draw:master-page-name="Default">
        <draw:line draw:style-name="gr2" draw:text-style-name="P1" draw:layer="layout" svg:x1="4.175cm" svg:y1="4.81cm" svg:x2="4.175cm" svg:y2="5.445cm">
          <text:p/>
        </draw:line>
        <draw:line draw:style-name="gr2" draw:text-style-name="P1" draw:layer="layout" svg:x1="4.175cm" svg:y1="6.08cm" svg:x2="4.175cm" svg:y2="6.715cm">
          <text:p/>
        </draw:line>
        <draw:line draw:style-name="gr2" draw:text-style-name="P1" draw:layer="layout" svg:x1="4.175cm" svg:y1="7.35cm" svg:x2="4.175cm" svg:y2="7.985cm">
          <text:p/>
        </draw:line>
        <draw:path draw:style-name="gr2" draw:text-style-name="P1" draw:layer="layout" svg:width="0.551cm" svg:height="0.429cm" draw:transform="rotate (-0.862367183410235) translate (4.35868703354056cm 8.46261677389473cm)" svg:viewBox="0 0 552 430" svg:d="m0 242c361 310 504 170 545 52s-115-311-339-293">
          <text:p/>
        </draw:path>
        <draw:line draw:style-name="gr2" draw:text-style-name="P1" draw:layer="layout" svg:x1="8.62cm" svg:y1="4.822cm" svg:x2="8.62cm" svg:y2="5.457cm">
          <text:p/>
        </draw:line>
        <draw:line draw:style-name="gr2" draw:text-style-name="P1" draw:layer="layout" svg:x1="8.62cm" svg:y1="6.092cm" svg:x2="8.62cm" svg:y2="6.727cm">
          <text:p/>
        </draw:line>
        <draw:line draw:style-name="gr2" draw:text-style-name="P1" draw:layer="layout" svg:x1="8.62cm" svg:y1="7.362cm" svg:x2="8.62cm" svg:y2="7.997cm">
          <text:p/>
        </draw:line>
        <draw:path draw:style-name="gr2" draw:text-style-name="P1" draw:layer="layout" svg:width="0.551cm" svg:height="0.429cm" draw:transform="rotate (-0.862367183410235) translate (8.80368703354056cm 8.47461677389473cm)" svg:viewBox="0 0 552 430" svg:d="m0 242c361 310 504 170 545 52s-115-311-339-293">
          <text:p/>
        </draw:path>
        <draw:rect draw:style-name="gr1" draw:text-style-name="P2" draw:layer="layout" svg:width="2.54cm" svg:height="0.635cm" svg:x="10.525cm" svg:y="6.08cm" draw:corner-radius="0.102cm">
          <text:p text:style-name="P4"><text:span text:style-name="T1">newObject</text:span></text:p>
        </draw:rect>
        <draw:line draw:style-name="gr2" draw:text-style-name="P1" draw:layer="layout" svg:x1="14.97cm" svg:y1="4.81cm" svg:x2="14.97cm" svg:y2="5.445cm">
          <text:p/>
        </draw:line>
        <draw:line draw:style-name="gr2" draw:text-style-name="P1" draw:layer="layout" svg:x1="14.97cm" svg:y1="7.35cm" svg:x2="14.97cm" svg:y2="7.985cm">
          <text:p/>
        </draw:line>
        <draw:path draw:style-name="gr2" draw:text-style-name="P1" draw:layer="layout" svg:width="0.551cm" svg:height="0.429cm" draw:transform="rotate (-0.862367183410235) translate (15.1536870335406cm 8.46261677389473cm)" svg:viewBox="0 0 552 430" svg:d="m0 242c361 310 504 170 545 52s-115-311-339-293">
          <text:p/>
        </draw:path>
        <draw:rect draw:style-name="gr1" draw:text-style-name="P2" draw:layer="layout" svg:width="2.54cm" svg:height="0.635cm" svg:x="16.875cm" svg:y="6.068cm" draw:corner-radius="0.102cm">
          <text:p text:style-name="P4"><text:span text:style-name="T1">newObject</text:span></text:p>
        </draw:rect>
        <draw:path draw:style-name="gr2" draw:text-style-name="P1" draw:layer="layout" svg:width="1.089cm" svg:height="1.644cm" draw:transform="rotate (-0.862367183410235) translate (17.4892442466713cm 5.94964633406655cm)" svg:viewBox="0 0 1090 1645" svg:d="m1008 0c231 198-79 561-285 801s-517 603-723 844">
          <text:p/>
        </draw:path>
        <draw:path draw:style-name="gr2" draw:text-style-name="P1" draw:layer="layout" svg:width="1.47cm" svg:height="1.326cm" draw:transform="rotate (-0.862367183410235) translate (17.2473748384324cm 4.91188027448727cm)" svg:viewBox="0 0 1471 1327" svg:d="m0 1327c403-491 610-733 816-973s414-483 655-276">
          <text:p/>
        </draw:path>
        <draw:rect draw:style-name="gr1" draw:text-style-name="P2" draw:layer="layout" svg:width="2.54cm" svg:height="0.635cm" svg:x="2.905cm" svg:y="4.17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7.35cm" svg:y="5.44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2.905cm" svg:y="6.715cm" draw:corner-radius="0.102cm">
          <text:p text:style-name="P1"><text:span text:style-name="T1">Second Object</text:span></text:p>
        </draw:rect>
        <draw:rect draw:style-name="gr1" draw:text-style-name="P2" draw:layer="layout" svg:width="2.54cm" svg:height="0.635cm" svg:x="2.905cm" svg:y="7.985cm" draw:corner-radius="0.102cm">
          <text:p text:style-name="P1"><text:span text:style-name="T1">NullObject</text:span></text:p>
        </draw:rect>
        <draw:rect draw:style-name="gr1" draw:text-style-name="P2" draw:layer="layout" svg:width="2.54cm" svg:height="0.635cm" svg:x="7.35cm" svg:y="4.17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2.905cm" svg:y="5.44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7.35cm" svg:y="6.715cm" draw:corner-radius="0.102cm">
          <text:p text:style-name="P1"><text:span text:style-name="T1">Second Object</text:span></text:p>
        </draw:rect>
        <draw:rect draw:style-name="gr1" draw:text-style-name="P2" draw:layer="layout" svg:width="2.54cm" svg:height="0.635cm" svg:x="7.35cm" svg:y="7.985cm" draw:corner-radius="0.102cm">
          <text:p text:style-name="P1"><text:span text:style-name="T1">NullObject</text:span></text:p>
        </draw:rect>
        <draw:rect draw:style-name="gr1" draw:text-style-name="P2" draw:layer="layout" svg:width="2.54cm" svg:height="0.635cm" svg:x="13.7cm" svg:y="4.17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13.7cm" svg:y="5.44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13.7cm" svg:y="6.715cm" draw:corner-radius="0.102cm">
          <text:p text:style-name="P1"><text:span text:style-name="T1">Second Object</text:span></text:p>
        </draw:rect>
        <draw:rect draw:style-name="gr1" draw:text-style-name="P2" draw:layer="layout" svg:width="2.54cm" svg:height="0.635cm" svg:x="13.7cm" svg:y="7.985cm" draw:corner-radius="0.102cm">
          <text:p text:style-name="P1"><text:span text:style-name="T1">NullObject</text:span></text:p>
        </draw:rect>
        <draw:path draw:style-name="gr2" draw:text-style-name="P1" draw:layer="layout" svg:width="1.089cm" svg:height="1.644cm" draw:transform="rotate (-0.862367183410235) translate (11.1392442466713cm 5.96164633406655cm)" svg:viewBox="0 0 1090 1645" svg:d="m1008 0c231 198-79 561-285 801s-517 603-723 844">
          <text:p/>
        </draw:path>
        <draw:line draw:style-name="gr2" draw:text-style-name="P1" draw:layer="layout" svg:x1="4.175cm" svg:y1="12.442cm" svg:x2="4.175cm" svg:y2="13.077cm">
          <text:p/>
        </draw:line>
        <draw:line draw:style-name="gr2" draw:text-style-name="P1" draw:layer="layout" svg:x1="4.175cm" svg:y1="13.712cm" svg:x2="4.175cm" svg:y2="14.347cm">
          <text:p/>
        </draw:line>
        <draw:path draw:style-name="gr2" draw:text-style-name="P1" draw:layer="layout" svg:width="0.551cm" svg:height="0.429cm" draw:transform="rotate (-0.862367183410235) translate (4.35868703354056cm 16.0946167738947cm)" svg:viewBox="0 0 552 430" svg:d="m0 242c361 310 504 170 545 52s-115-311-339-293">
          <text:p/>
        </draw:path>
        <draw:rect draw:style-name="gr1" draw:text-style-name="P2" draw:layer="layout" svg:width="2.54cm" svg:height="0.635cm" svg:x="6.08cm" svg:y="14.97cm" draw:corner-radius="0.102cm">
          <text:p text:style-name="P4"><text:span text:style-name="T1">newObject</text:span></text:p>
        </draw:rect>
        <draw:rect draw:style-name="gr1" draw:text-style-name="P2" draw:layer="layout" svg:width="2.54cm" svg:height="0.635cm" svg:x="2.905cm" svg:y="11.79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2.905cm" svg:y="13.06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2.905cm" svg:y="14.335cm" draw:corner-radius="0.102cm">
          <text:p text:style-name="P1"><text:span text:style-name="T1">Second Object</text:span></text:p>
        </draw:rect>
        <draw:rect draw:style-name="gr1" draw:text-style-name="P2" draw:layer="layout" svg:width="2.54cm" svg:height="0.635cm" svg:x="2.905cm" svg:y="15.605cm" draw:corner-radius="0.102cm">
          <text:p text:style-name="P1"><text:span text:style-name="T1">NullObject</text:span></text:p>
        </draw:rect>
        <draw:path draw:style-name="gr2" draw:text-style-name="P1" draw:layer="layout" svg:width="1.089cm" svg:height="1.644cm" draw:transform="rotate (-0.862367183410235) translate (6.6942442466713cm 14.8516463340665cm)" svg:viewBox="0 0 1090 1645" svg:d="m1008 0c231 198-79 561-285 801s-517 603-723 844">
          <text:p/>
        </draw:path>
        <draw:rect draw:style-name="gr1" draw:text-style-name="P2" draw:layer="layout" svg:width="5.715cm" svg:height="0.635cm" svg:x="1.635cm" svg:y="2.905cm" draw:corner-radius="0.102cm">
          <text:p text:style-name="P1"><text:span text:style-name="T1">Inserting</text:span></text:p>
        </draw:rect>
        <draw:rect draw:style-name="gr1" draw:text-style-name="P2" draw:layer="layout" svg:width="5.715cm" svg:height="0.635cm" svg:x="1.635cm" svg:y="10.525cm" draw:corner-radius="0.102cm">
          <text:p text:style-name="P1"><text:span text:style-name="T1">Assigning to currentPosition</text:span></text:p>
        </draw:rect>
        <draw:path draw:style-name="gr2" draw:text-style-name="P1" draw:layer="layout" svg:width="1.47cm" svg:height="1.326cm" draw:transform="rotate (-0.862367183410235) translate (6.45237483843244cm 13.8018802744873cm)" svg:viewBox="0 0 1471 1327" svg:d="m0 1327c403-491 610-733 816-973s414-483 655-276">
          <text:p/>
        </draw:path>
        <draw:rect draw:style-name="gr1" draw:text-style-name="P2" draw:layer="layout" svg:width="4.445cm" svg:height="0.635cm" svg:x="4.175cm" svg:y="16.875cm" draw:corner-radius="0.102cm">
          <text:p text:style-name="P1"><text:span text:style-name="T1">(Same as push)</text:span></text:p>
        </draw:rect>
        <draw:line draw:style-name="gr2" draw:text-style-name="P1" draw:layer="layout" svg:x1="13.7cm" svg:y1="13.712cm" svg:x2="13.7cm" svg:y2="14.347cm">
          <text:p/>
        </draw:line>
        <draw:line draw:style-name="gr2" draw:text-style-name="P1" draw:layer="layout" svg:x1="13.7cm" svg:y1="14.982cm" svg:x2="13.7cm" svg:y2="15.617cm">
          <text:p/>
        </draw:line>
        <draw:path draw:style-name="gr2" draw:text-style-name="P1" draw:layer="layout" svg:width="0.551cm" svg:height="0.429cm" draw:transform="rotate (-0.862367183410235) translate (13.8836870335406cm 16.0946167738947cm)" svg:viewBox="0 0 552 430" svg:d="m0 242c361 310 504 170 545 52s-115-311-339-293">
          <text:p/>
        </draw:path>
        <draw:rect draw:style-name="gr1" draw:text-style-name="P2" draw:layer="layout" svg:width="2.54cm" svg:height="0.635cm" svg:x="15.605cm" svg:y="12.43cm" draw:corner-radius="0.102cm">
          <text:p text:style-name="P4"><text:span text:style-name="T1">newObject</text:span></text:p>
        </draw:rect>
        <draw:rect draw:style-name="gr1" draw:text-style-name="P2" draw:layer="layout" svg:width="2.54cm" svg:height="0.635cm" svg:x="12.43cm" svg:y="11.795cm" draw:corner-radius="0.102cm">
          <text:p text:style-name="P1"><text:span text:style-name="T1">startObjectPtr</text:span></text:p>
        </draw:rect>
        <draw:rect draw:style-name="gr1" draw:text-style-name="P2" draw:layer="layout" svg:width="2.54cm" svg:height="0.635cm" svg:x="12.43cm" svg:y="13.065cm" draw:corner-radius="0.102cm">
          <text:p text:style-name="P1"><text:span text:style-name="T1">First Object</text:span></text:p>
        </draw:rect>
        <draw:rect draw:style-name="gr1" draw:text-style-name="P2" draw:layer="layout" svg:width="2.54cm" svg:height="0.635cm" svg:x="12.43cm" svg:y="14.335cm" draw:corner-radius="0.102cm">
          <text:p text:style-name="P1"><text:span text:style-name="T1">Second Object</text:span></text:p>
        </draw:rect>
        <draw:rect draw:style-name="gr1" draw:text-style-name="P2" draw:layer="layout" svg:width="2.54cm" svg:height="0.635cm" svg:x="12.43cm" svg:y="15.605cm" draw:corner-radius="0.102cm">
          <text:p text:style-name="P1"><text:span text:style-name="T1">NullObject</text:span></text:p>
        </draw:rect>
        <draw:path draw:style-name="gr2" draw:text-style-name="P1" draw:layer="layout" svg:width="1.089cm" svg:height="1.644cm" draw:transform="rotate (-0.862367183410235) translate (16.2192442466713cm 12.3116463340665cm)" svg:viewBox="0 0 1090 1645" svg:d="m1008 0c231 198-79 561-285 801s-517 603-723 844">
          <text:p/>
        </draw:path>
        <draw:rect draw:style-name="gr1" draw:text-style-name="P2" draw:layer="layout" svg:width="5.715cm" svg:height="0.635cm" svg:x="11.16cm" svg:y="10.525cm" draw:corner-radius="0.102cm">
          <text:p text:style-name="P1"><text:span text:style-name="T1">Assigning to zero</text:span></text:p>
        </draw:rect>
        <draw:path draw:style-name="gr2" draw:text-style-name="P1" draw:layer="layout" svg:width="1.47cm" svg:height="1.326cm" draw:transform="rotate (-0.862367183410235) translate (15.9773748384324cm 11.2618802744873cm)" svg:viewBox="0 0 1471 1327" svg:d="m0 1327c403-491 610-733 816-973s414-483 655-27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12T17:30:02.99</meta:creation-date>
    <dc:date>2015-09-13T00:08:21.96</dc:date>
    <meta:editing-duration>PT6H22M56S</meta:editing-duration>
    <meta:editing-cycles>2</meta:editing-cycles>
    <meta:generator>OpenOffice.org/3.4.1$Win32 OpenOffice.org_project/341m1$Build-9593</meta:generator>
    <meta:document-statistic meta:object-count="96"/>
  </office:meta>
</office:document-meta>
</file>